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manifest="urn:oasis:names:tc:opendocument:xmlns:manifest:1.0" office:version="1.2">
  <office:font-face-decls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 style:display-name="P1"/>
    <text:list-style style:name="L1" style:display-name="L1">
      <text:list-level-style-bullet text:level="1" text:style-name="Numbering_20_Symbols" style:num-suffix="." text:bullet-char="•">
        <style:list-level-properties text:space-before="0.25in" text:min-label-width="0.25in"/>
      </text:list-level-style-bullet>
    </text:list-style>
    <text:list-style style:name="L5" style:display-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</text:list-style>
    <style:style style:name="T1" style:family="text" style:display-name="T1">
      <style:text-properties fo:font-style="italic" style:font-style-asian="italic" style:font-style-complex="italic"/>
    </style:style>
    <style:style style:name="T2" style:family="text" style:display-name="T2">
      <style:text-properties fo:font-weight="bold" style:font-weight-asian="bold" style:font-weight-complex="bold"/>
    </style:style>
    <style:style style:name="T5" style:family="text" style:display-name="T5">
      <style:text-properties fo:color="#ff0000" style:font-name="Arial"/>
    </style:style>
  </office:automatic-styles>
  <office:body>
    <office:text>
      <text:h text:outline-level="1">Purpose (Heading 1)</text:h>
      <text:p text:style-name="Text_20_body">The following sections illustrate various possibilities in ODF Text</text:p>
      <text:h text:outline-level="2">A simple series of paragraphs(Heading2)</text:h>
      <text:p text:style-name="Text_20_body">This section contains a series of paragraphs.</text:p>
      <text:p text:style-name="Text_20_body">This is a second paragraph.</text:p>
      <text:p text:style-name="Text_20_body">And a third paragraph.</text:p>
      <text:h text:outline-level="2">A section with lists (Heading 2)</text:h>
      <text:p>Elements to illustrate:</text:p>
      <text:list text:style-name="L1">
        <text:list-item>
          <text:p text:style-name="P1">hyperlinks</text:p>
        </text:list-item>
        <text:list-item>
          <text:p text:style-name="P1">italics and bold text</text:p>
        </text:list-item>
        <text:list-item>
          <text:p text:style-name="P1">lists (ordered and unordered)</text:p>
        </text:list-item>
      </text:list>
      <text:p>How to figure out ODF</text:p>
      <text:list text:style-name="L5">
        <text:list-item>
          <text:p text:style-name="P5">work out the content.xml tags</text:p>
        </text:list-item>
        <text:list-item>
          <text:p text:style-name="P5">work styles into the mix</text:p>
        </text:list-item>
        <text:list-item>
          <text:p text:style-name="P5">figure out how to apply what we learned to spreadsheets and presentations</text:p>
        </text:list-item>
      </text:list>
      <text:p>The <text:span text:style-name="T1">URL</text:span> for <text:span text:style-name="T5">Flickr</text:span> is <text:a xlink:type="simple" xlink:href="http://www.flickr.com">http://www.flickr.com</text:a>.  The <text:span text:style-name="T2">API page</text:span> is <text:a xlink:type="simple" xlink:href="http://www.flickr.com/services/api">http://www.flickr.com/services/api</text:a></text:p>
      <text:h text:outline-level="1">A Table (Heading 1)</text:h>
      <table:table table:name="Table 1">
        <table:table-column table:number-columns-repeated="3"/>
        <table:table-row>
          <table:table-cell office:value-type="string">
            <text:p>Website</text:p>
          </table:table-cell>
          <table:table-cell office:value-type="string">
            <text:p>Description</text:p>
          </table:table-cell>
          <table:table-cell office:value-type="string">
            <text:p>URL</text:p>
          </table:table-cell>
        </table:table-row>
        <table:table-row>
          <table:table-cell office:value-type="string">
            <text:p>Flickr</text:p>
          </table:table-cell>
          <table:table-cell office:value-type="string">
            <text:p>A social photo sharing site</text:p>
          </table:table-cell>
          <table:table-cell office:value-type="string">
            <text:p><text:a xlink:type="simple" xlink:href="http://www.flickr.com">http://www.flickr.com</text:a></text:p>
          </table:table-cell>
        </table:table-row>
        <table:table-row>
          <table:table-cell office:value-type="string">
            <text:p>Google Maps</text:p>
          </table:table-cell>
          <table:table-cell office:value-type="string">
            <text:p>An online map</text:p>
          </table:table-cell>
          <table:table-cell office:value-type="string">
            <text:p><text:a xlink:type="simple" xlink:href="http://maps.google.com">http://maps.google.com</text:a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manifest="urn:oasis:names:tc:opendocument:xmlns:manifest:1.0" office:version="1.2">
  <office:font-face-decls>
    <style:font-face style:name="Arial" svg:font-family="Arial" style:font-family-generic="swiss" style:font-pitch="variable"/>
  </office:font-face-decls>
  <office:styles>
    <style:style style:name="Standard" style:family="paragraph" style:display-name="Standard" style:class="text"/>
    <style:style style:name="Text_20_body" style:family="paragraph" style:parent-style-name="Standard" style:display-name="Text body" style:class="text">
      <style:paragraph-properties fo:margin-top="0in" fo:margin-bottom="0.0835in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